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Monospace" svg:font-family="Monospace"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6.925in" table:align="margins"/>
    </style:style>
    <style:style style:name="Tableau1.A" style:family="table-column">
      <style:table-column-properties style:column-width="6.925in" style:rel-column-width="65535*"/>
    </style:style>
    <style:style style:name="Tableau1.A1" style:family="table-cell">
      <style:table-cell-properties fo:padding="0.0382in" fo:border="0.05pt solid #000000"/>
    </style:style>
    <style:style style:name="Tableau2" style:family="table">
      <style:table-properties style:width="6.925in" table:align="margins"/>
    </style:style>
    <style:style style:name="Tableau2.A" style:family="table-column">
      <style:table-column-properties style:column-width="6.925in" style:rel-column-width="65535*"/>
    </style:style>
    <style:style style:name="Tableau2.A1" style:family="table-cell">
      <style:table-cell-properties fo:padding="0.0382in" fo:border="0.05pt solid #000000"/>
    </style:style>
    <style:style style:name="Tableau3" style:family="table">
      <style:table-properties style:width="6.925in" table:align="margins"/>
    </style:style>
    <style:style style:name="Tableau3.A" style:family="table-column">
      <style:table-column-properties style:column-width="6.925in" style:rel-column-width="65535*"/>
    </style:style>
    <style:style style:name="Tableau3.A1" style:family="table-cell">
      <style:table-cell-properties fo:padding="0.0382in" fo:border="0.05pt solid #000000"/>
    </style:style>
    <style:style style:name="Tableau4" style:family="table">
      <style:table-properties style:width="6.925in" table:align="margins"/>
    </style:style>
    <style:style style:name="Tableau4.A" style:family="table-column">
      <style:table-column-properties style:column-width="6.925in" style:rel-column-width="65535*"/>
    </style:style>
    <style:style style:name="Tableau4.A1" style:family="table-cell">
      <style:table-cell-properties fo:padding="0.0382in" fo:border="0.05pt solid #000000"/>
    </style:style>
    <style:style style:name="P1" style:family="paragraph" style:parent-style-name="Standard">
      <style:paragraph-properties fo:margin-left="0in" fo:margin-right="0in" fo:text-align="justify" style:justify-single-word="false" fo:text-indent="0in" style:auto-text-indent="false" style:text-autospace="none"/>
      <style:text-properties fo:color="#000000" style:font-name="Arial" fo:font-size="10pt" style:text-underline-style="none" fo:font-weight="normal" officeooo:rsid="0010044c" officeooo:paragraph-rsid="001b5528" style:font-name-asian="Monospace" style:font-size-asian="10pt" style:font-weight-asian="normal" style:font-name-complex="Monospace" style:font-size-complex="10pt" style:font-weight-complex="normal"/>
    </style:style>
    <style:style style:name="P2" style:family="paragraph" style:parent-style-name="Standard">
      <style:paragraph-properties fo:margin-left="0in" fo:margin-right="0in" fo:text-align="justify" style:justify-single-word="false" fo:text-indent="0in" style:auto-text-indent="false" style:text-autospace="none"/>
      <style:text-properties fo:color="#000000" style:font-name="Arial" fo:font-size="10pt" style:text-underline-style="none" fo:font-weight="normal" officeooo:rsid="00117d6c" officeooo:paragraph-rsid="001bed85" style:font-name-asian="Monospace" style:font-size-asian="10pt" style:font-weight-asian="normal" style:font-name-complex="Monospace" style:font-size-complex="10pt" style:font-weight-complex="normal"/>
    </style:style>
    <style:style style:name="P3" style:family="paragraph" style:parent-style-name="Standard">
      <style:paragraph-properties fo:margin-left="0in" fo:margin-right="0in" fo:text-align="justify" style:justify-single-word="false" fo:text-indent="0in" style:auto-text-indent="false" style:text-autospace="none"/>
      <style:text-properties fo:color="#000000" style:font-name="Arial" fo:font-size="10pt" style:text-underline-style="none" fo:font-weight="normal" officeooo:rsid="0013549a" officeooo:paragraph-rsid="0013549a" style:font-name-asian="Monospace" style:font-size-asian="10pt" style:font-weight-asian="normal" style:font-name-complex="Monospace" style:font-size-complex="10pt" style:font-weight-complex="normal"/>
    </style:style>
    <style:style style:name="P4" style:family="paragraph" style:parent-style-name="Standard">
      <style:paragraph-properties fo:margin-left="0in" fo:margin-right="0in" fo:text-align="justify" style:justify-single-word="false" fo:text-indent="0in" style:auto-text-indent="false" style:text-autospace="none"/>
      <style:text-properties fo:color="#000000" style:font-name="Arial" fo:font-size="10pt" style:text-underline-style="none" fo:font-weight="normal" officeooo:rsid="00176460" officeooo:paragraph-rsid="00176460" style:font-name-asian="Monospace" style:font-size-asian="10pt" style:font-weight-asian="normal" style:font-name-complex="Monospace" style:font-size-complex="10pt" style:font-weight-complex="normal"/>
    </style:style>
    <style:style style:name="P5" style:family="paragraph" style:parent-style-name="Standard">
      <style:paragraph-properties fo:margin-left="0in" fo:margin-right="0in" fo:text-align="justify" style:justify-single-word="false" fo:text-indent="0in" style:auto-text-indent="false" style:text-autospace="none"/>
      <style:text-properties fo:color="#000000" style:font-name="Arial" fo:font-size="10pt" style:text-underline-style="none" officeooo:rsid="0013549a" officeooo:paragraph-rsid="0013549a" style:font-name-asian="Monospace" style:font-size-asian="10pt" style:font-name-complex="Monospace" style:font-size-complex="10pt"/>
    </style:style>
    <style:style style:name="P6" style:family="paragraph" style:parent-style-name="Standard">
      <style:paragraph-properties fo:margin-left="0in" fo:margin-right="0in" fo:text-align="justify" style:justify-single-word="false" fo:text-indent="0in" style:auto-text-indent="false" style:text-autospace="none"/>
      <style:text-properties fo:color="#000000" style:font-name="Arial" fo:font-size="10pt" fo:font-weight="normal" officeooo:rsid="00117d6c" officeooo:paragraph-rsid="00117d6c" style:font-name-asian="Monospace" style:font-size-asian="10pt" style:font-weight-asian="normal" style:font-name-complex="Monospace" style:font-size-complex="10pt"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fo:color="#000000" style:font-name="Arial" fo:font-size="10pt" fo:font-weight="normal" officeooo:rsid="0010044c" style:font-name-asian="Monospace" style:font-size-asian="10pt" style:font-weight-asian="normal" style:font-name-complex="Monospace" style:font-size-complex="10pt" style:font-weight-complex="normal"/>
    </style:style>
    <style:style style:name="P8" style:family="paragraph" style:parent-style-name="Standard">
      <style:paragraph-properties fo:margin-left="0in" fo:margin-right="0in" fo:text-align="justify" style:justify-single-word="false" fo:text-indent="0in" style:auto-text-indent="false"/>
      <style:text-properties fo:color="#000000" style:font-name="Comic Sans MS" fo:font-size="8pt" officeooo:paragraph-rsid="001f028c" style:font-name-asian="Monospace" style:font-size-asian="8pt" style:font-name-complex="Monospace" style:font-size-complex="8pt"/>
    </style:style>
    <style:style style:name="P9" style:family="paragraph" style:parent-style-name="Standard">
      <style:paragraph-properties fo:margin-left="0in" fo:margin-right="0in" fo:text-align="justify" style:justify-single-word="false" fo:text-indent="0in" style:auto-text-indent="false"/>
      <style:text-properties fo:color="#000000" style:font-name="Comic Sans MS" fo:font-size="8pt" officeooo:paragraph-rsid="001f028c" style:font-size-asian="8pt" style:font-size-complex="8pt"/>
    </style:style>
    <style:style style:name="P10" style:family="paragraph" style:parent-style-name="Standard">
      <style:paragraph-properties fo:margin-left="0in" fo:margin-right="0in" fo:text-align="justify" style:justify-single-word="false" fo:text-indent="0in" style:auto-text-indent="false"/>
      <style:text-properties fo:color="#000000" style:font-name="Comic Sans MS" fo:font-size="8pt" officeooo:rsid="00163a48" officeooo:paragraph-rsid="001feee7" style:font-size-asian="8pt" style:font-size-complex="8pt"/>
    </style:style>
    <style:style style:name="P11" style:family="paragraph" style:parent-style-name="Standard">
      <style:paragraph-properties fo:margin-left="0in" fo:margin-right="0in" fo:text-align="justify" style:justify-single-word="false" fo:text-indent="0in" style:auto-text-indent="false" style:text-autospace="none"/>
      <style:text-properties fo:color="#000000" style:font-name="Comic Sans MS" fo:font-size="8pt" style:text-underline-style="none" fo:font-weight="normal" officeooo:rsid="0013549a" officeooo:paragraph-rsid="001f028c" style:font-name-asian="Monospace" style:font-size-asian="8pt" style:font-weight-asian="normal" style:font-name-complex="Monospace" style:font-size-complex="8pt" style:font-weight-complex="normal"/>
    </style:style>
    <style:style style:name="P12" style:family="paragraph" style:parent-style-name="Standard">
      <style:paragraph-properties fo:margin-left="0in" fo:margin-right="0in" fo:text-align="justify" style:justify-single-word="false" fo:text-indent="0in" style:auto-text-indent="false" style:text-autospace="none"/>
      <style:text-properties fo:color="#646464" style:font-name="Comic Sans MS" fo:font-size="8pt" style:text-underline-style="none" fo:font-weight="normal" officeooo:rsid="0013549a" officeooo:paragraph-rsid="001f028c" style:font-name-asian="Monospace" style:font-size-asian="8pt" style:font-weight-asian="normal" style:font-name-complex="Monospace" style:font-size-complex="8pt" style:font-weight-complex="normal"/>
    </style:style>
    <style:style style:name="P13" style:family="paragraph" style:parent-style-name="Standard">
      <style:paragraph-properties fo:margin-left="0in" fo:margin-right="0in" fo:text-align="justify" style:justify-single-word="false" fo:text-indent="0in" style:auto-text-indent="false"/>
      <style:text-properties fo:color="#646464" style:font-name="Comic Sans MS" fo:font-size="8pt" officeooo:paragraph-rsid="001f028c" style:font-size-asian="8pt" style:font-size-complex="8pt"/>
    </style:style>
    <style:style style:name="P14" style:family="paragraph" style:parent-style-name="Standard">
      <style:paragraph-properties fo:margin-left="0in" fo:margin-right="0in" fo:text-align="justify" style:justify-single-word="false" fo:text-indent="0in" style:auto-text-indent="false" style:text-autospace="none"/>
      <style:text-properties officeooo:paragraph-rsid="0013549a"/>
    </style:style>
    <style:style style:name="P15" style:family="paragraph" style:parent-style-name="Standard">
      <style:paragraph-properties fo:margin-left="0in" fo:margin-right="0in" fo:text-align="justify" style:justify-single-word="false" fo:text-indent="0in" style:auto-text-indent="false" style:text-autospace="none"/>
      <style:text-properties style:font-name="Arial" fo:font-size="10pt" officeooo:rsid="0063e7c1" officeooo:paragraph-rsid="0010044c" style:font-name-asian="Monospace" style:font-size-asian="10pt" style:font-name-complex="Monospace" style:font-size-complex="10pt"/>
    </style:style>
    <style:style style:name="P16" style:family="paragraph" style:parent-style-name="Standard">
      <style:paragraph-properties fo:margin-left="0in" fo:margin-right="0in" fo:text-align="justify" style:justify-single-word="false" fo:text-indent="0in" style:auto-text-indent="false" style:text-autospace="none"/>
      <style:text-properties style:font-name="Arial" fo:font-size="10pt" officeooo:rsid="0063e7c1" officeooo:paragraph-rsid="0014497e" style:font-name-asian="Monospace" style:font-size-asian="10pt" style:font-name-complex="Monospace" style:font-size-complex="10pt"/>
    </style:style>
    <style:style style:name="P17" style:family="paragraph" style:parent-style-name="Standard">
      <style:paragraph-properties fo:margin-left="0in" fo:margin-right="0in" fo:text-align="justify" style:justify-single-word="false" fo:text-indent="0in" style:auto-text-indent="false" style:text-autospace="none"/>
      <style:text-properties style:font-name="Arial" fo:font-size="10pt" officeooo:rsid="0063e7c1" officeooo:paragraph-rsid="0013549a" style:font-name-asian="Monospace" style:font-size-asian="10pt" style:font-name-complex="Monospace" style:font-size-complex="10pt"/>
    </style:style>
    <style:style style:name="P18" style:family="paragraph" style:parent-style-name="Standard">
      <style:paragraph-properties fo:margin-left="0in" fo:margin-right="0in" fo:text-align="justify" style:justify-single-word="false" fo:text-indent="0in" style:auto-text-indent="false" style:text-autospace="none"/>
      <style:text-properties style:font-name="Arial" fo:font-size="10pt" officeooo:rsid="005f7e2c" officeooo:paragraph-rsid="00117d6c" style:font-name-asian="Monospace" style:font-size-asian="10pt" style:font-name-complex="Monospace" style:font-size-complex="10pt"/>
    </style:style>
    <style:style style:name="P19" style:family="paragraph" style:parent-style-name="Standard">
      <style:paragraph-properties fo:margin-left="0in" fo:margin-right="0in" fo:text-align="justify" style:justify-single-word="false" fo:text-indent="0in" style:auto-text-indent="false" style:text-autospace="none"/>
      <style:text-properties style:font-name="Arial" fo:font-size="10pt" officeooo:rsid="005f7e2c" officeooo:paragraph-rsid="0010044c" style:font-name-asian="Monospace" style:font-size-asian="10pt" style:font-name-complex="Monospace" style:font-size-complex="10pt"/>
    </style:style>
    <style:style style:name="P20" style:family="paragraph" style:parent-style-name="Standard">
      <style:paragraph-properties fo:margin-left="0in" fo:margin-right="0in" fo:text-align="justify" style:justify-single-word="false" fo:text-indent="0in" style:auto-text-indent="false" style:text-autospace="none"/>
      <style:text-properties style:font-name="Arial" fo:font-size="10pt" officeooo:rsid="005f7e2c" officeooo:paragraph-rsid="001b5528" style:font-name-asian="Monospace" style:font-size-asian="10pt" style:font-name-complex="Monospace" style:font-size-complex="10pt"/>
    </style:style>
    <style:style style:name="P21" style:family="paragraph" style:parent-style-name="Standard">
      <style:paragraph-properties fo:margin-left="0in" fo:margin-right="0in" fo:text-align="justify" style:justify-single-word="false" fo:text-indent="0in" style:auto-text-indent="false" style:text-autospace="none"/>
      <style:text-properties style:font-name="Arial" fo:font-size="10pt" officeooo:rsid="005f7e2c" officeooo:paragraph-rsid="001bffa7" style:font-name-asian="Monospace" style:font-size-asian="10pt" style:font-name-complex="Monospace" style:font-size-complex="10pt"/>
    </style:style>
    <style:style style:name="P22" style:family="paragraph" style:parent-style-name="Standard">
      <style:paragraph-properties fo:margin-left="0in" fo:margin-right="0in" fo:text-align="justify" style:justify-single-word="false" fo:text-indent="0in" style:auto-text-indent="false" style:text-autospace="none"/>
      <style:text-properties style:font-name="Arial" fo:font-size="10pt" officeooo:rsid="005f7e2c" officeooo:paragraph-rsid="0013549a" style:font-name-asian="Monospace" style:font-size-asian="10pt" style:font-name-complex="Monospace" style:font-size-complex="10pt"/>
    </style:style>
    <style:style style:name="P23" style:family="paragraph" style:parent-style-name="Standard">
      <style:paragraph-properties fo:margin-left="0in" fo:margin-right="0in" fo:text-align="justify" style:justify-single-word="false" fo:text-indent="0in" style:auto-text-indent="false" style:text-autospace="none"/>
      <style:text-properties style:font-name="Arial" fo:font-size="10pt" officeooo:rsid="005f7e2c" officeooo:paragraph-rsid="0014497e" style:font-name-asian="Monospace" style:font-size-asian="10pt" style:font-name-complex="Monospace" style:font-size-complex="10pt"/>
    </style:style>
    <style:style style:name="P24" style:family="paragraph" style:parent-style-name="Standard">
      <style:paragraph-properties fo:margin-left="0in" fo:margin-right="0in" fo:text-align="justify" style:justify-single-word="false" fo:text-indent="0in" style:auto-text-indent="false" style:text-autospace="none"/>
      <style:text-properties style:font-name="Arial" fo:font-size="10pt" officeooo:paragraph-rsid="0010044c" style:font-name-asian="Monospace" style:font-size-asian="10pt" style:font-name-complex="Monospace" style:font-size-complex="10pt"/>
    </style:style>
    <style:style style:name="P25" style:family="paragraph" style:parent-style-name="Standard">
      <style:paragraph-properties fo:margin-left="0in" fo:margin-right="0in" fo:text-align="justify" style:justify-single-word="false" fo:text-indent="0in" style:auto-text-indent="false" style:text-autospace="none"/>
      <style:text-properties style:font-name="Arial" fo:font-size="10pt" style:text-underline-style="none" officeooo:rsid="00117d6c" officeooo:paragraph-rsid="001b5528" style:font-name-asian="Monospace" style:font-size-asian="10pt" style:font-name-complex="Monospace" style:font-size-complex="10pt"/>
    </style:style>
    <style:style style:name="P26" style:family="paragraph" style:parent-style-name="Standard">
      <style:paragraph-properties fo:margin-left="0in" fo:margin-right="0in" fo:text-align="justify" style:justify-single-word="false" fo:text-indent="0in" style:auto-text-indent="false" style:text-autospace="none"/>
      <style:text-properties style:font-name="Arial" fo:font-size="10pt" style:text-underline-style="none" officeooo:rsid="00117d6c" officeooo:paragraph-rsid="0010044c" style:font-name-asian="Monospace" style:font-size-asian="10pt" style:font-name-complex="Monospace" style:font-size-complex="10pt"/>
    </style:style>
    <style:style style:name="P27" style:family="paragraph" style:parent-style-name="Standard">
      <style:paragraph-properties fo:margin-left="0in" fo:margin-right="0in" fo:text-align="justify" style:justify-single-word="false" fo:text-indent="0in" style:auto-text-indent="false" style:text-autospace="none"/>
      <style:text-properties style:font-name="Arial" fo:font-size="10pt" style:text-underline-style="none" officeooo:rsid="005f7e2c" officeooo:paragraph-rsid="00117d6c" style:font-name-asian="Monospace" style:font-size-asian="10pt" style:font-name-complex="Monospace" style:font-size-complex="10pt"/>
    </style:style>
    <style:style style:name="P28" style:family="paragraph" style:parent-style-name="Standard">
      <style:paragraph-properties fo:margin-left="0in" fo:margin-right="0in" fo:text-align="justify" style:justify-single-word="false" fo:text-indent="0in" style:auto-text-indent="false" style:text-autospace="none"/>
      <style:text-properties style:font-name="Arial" fo:font-size="10pt" style:text-underline-style="none" officeooo:rsid="005f7e2c" officeooo:paragraph-rsid="001bed85" style:font-name-asian="Monospace" style:font-size-asian="10pt" style:font-name-complex="Monospace" style:font-size-complex="10pt"/>
    </style:style>
    <style:style style:name="P29" style:family="paragraph" style:parent-style-name="Standard">
      <style:paragraph-properties fo:margin-left="0in" fo:margin-right="0in" fo:text-align="justify" style:justify-single-word="false" fo:text-indent="0in" style:auto-text-indent="false" style:text-autospace="none"/>
      <style:text-properties style:font-name="Arial" fo:font-size="10pt" style:text-underline-style="none" officeooo:rsid="0010044c" officeooo:paragraph-rsid="0010044c" style:font-name-asian="Monospace" style:font-size-asian="10pt" style:font-name-complex="Monospace" style:font-size-complex="10pt"/>
    </style:style>
    <style:style style:name="P30" style:family="paragraph" style:parent-style-name="Standard">
      <style:paragraph-properties fo:margin-left="0in" fo:margin-right="0in" fo:text-align="justify" style:justify-single-word="false" fo:text-indent="0in" style:auto-text-indent="false" style:text-autospace="none"/>
      <style:text-properties style:font-name="Arial" fo:font-size="10pt" style:text-underline-style="none" officeooo:rsid="0010044c" officeooo:paragraph-rsid="001bffa7" style:font-name-asian="Monospace" style:font-size-asian="10pt" style:font-name-complex="Monospace" style:font-size-complex="10pt"/>
    </style:style>
    <style:style style:name="P31" style:family="paragraph" style:parent-style-name="Standard">
      <style:paragraph-properties fo:margin-left="0in" fo:margin-right="0in" fo:text-align="justify" style:justify-single-word="false" fo:text-indent="0in" style:auto-text-indent="false" style:text-autospace="none"/>
      <style:text-properties style:font-name="Arial" fo:font-size="10pt" style:text-underline-style="none" officeooo:rsid="0013549a" officeooo:paragraph-rsid="0013549a" style:font-name-asian="Monospace" style:font-size-asian="10pt" style:font-name-complex="Monospace" style:font-size-complex="10pt"/>
    </style:style>
    <style:style style:name="P32" style:family="paragraph" style:parent-style-name="Standard">
      <style:paragraph-properties fo:margin-left="0in" fo:margin-right="0in" fo:text-align="justify" style:justify-single-word="false" fo:text-indent="0in" style:auto-text-indent="false" style:text-autospace="none"/>
      <style:text-properties style:font-name="Arial" fo:font-size="10pt" style:text-underline-style="none" officeooo:rsid="0014497e" officeooo:paragraph-rsid="00163a48" style:font-name-asian="Monospace" style:font-size-asian="10pt" style:font-name-complex="Monospace" style:font-size-complex="10pt"/>
    </style:style>
    <style:style style:name="P33" style:family="paragraph" style:parent-style-name="Standard">
      <style:paragraph-properties fo:margin-left="0in" fo:margin-right="0in" fo:text-align="justify" style:justify-single-word="false" fo:text-indent="0in" style:auto-text-indent="false" style:text-autospace="none"/>
      <style:text-properties style:font-name="Arial" fo:font-size="10pt" style:text-underline-style="none" officeooo:rsid="0014497e" officeooo:paragraph-rsid="001bffa7" style:font-name-asian="Monospace" style:font-size-asian="10pt" style:font-name-complex="Monospace" style:font-size-complex="10pt"/>
    </style:style>
    <style:style style:name="P34" style:family="paragraph" style:parent-style-name="Standard">
      <style:paragraph-properties fo:margin-left="0in" fo:margin-right="0in" fo:text-align="justify" style:justify-single-word="false" fo:text-indent="0in" style:auto-text-indent="false" style:text-autospace="none"/>
      <style:text-properties style:font-name="Arial" fo:font-size="10pt" style:text-underline-style="none" officeooo:rsid="00163a48" officeooo:paragraph-rsid="00163a48" style:font-name-asian="Monospace" style:font-size-asian="10pt" style:font-name-complex="Monospace" style:font-size-complex="10pt"/>
    </style:style>
    <style:style style:name="P35" style:family="paragraph" style:parent-style-name="Standard">
      <style:paragraph-properties fo:margin-left="0in" fo:margin-right="0in" fo:text-align="justify" style:justify-single-word="false" fo:text-indent="0in" style:auto-text-indent="false" style:text-autospace="none"/>
      <style:text-properties style:font-name="Arial" fo:font-size="10pt" style:text-underline-style="none" fo:font-weight="normal" officeooo:rsid="00163a48" officeooo:paragraph-rsid="00163a48" style:font-name-asian="Monospace" style:font-size-asian="10pt" style:font-weight-asian="normal" style:font-name-complex="Monospace" style:font-size-complex="10pt" style:font-weight-complex="normal"/>
    </style:style>
    <style:style style:name="P36" style:family="paragraph" style:parent-style-name="Standard">
      <style:paragraph-properties fo:margin-left="0in" fo:margin-right="0in" fo:text-align="justify" style:justify-single-word="false" fo:text-indent="0in" style:auto-text-indent="false" style:text-autospace="none"/>
      <style:text-properties style:font-name="Arial" fo:font-size="10pt" style:text-underline-style="none" fo:font-weight="normal" officeooo:rsid="0014497e" officeooo:paragraph-rsid="001feee7" style:font-name-asian="Monospace" style:font-size-asian="10pt" style:font-weight-asian="normal" style:font-name-complex="Monospace" style:font-size-complex="10pt" style:font-weight-complex="normal"/>
    </style:style>
    <style:style style:name="P37" style:family="paragraph" style:parent-style-name="Standard">
      <style:paragraph-properties fo:margin-left="0in" fo:margin-right="0in" fo:text-align="justify" style:justify-single-word="false" fo:text-indent="0in" style:auto-text-indent="false" style:text-autospace="none"/>
      <style:text-properties style:font-name="Arial" fo:font-size="10pt" style:text-underline-style="none" fo:font-weight="bold" officeooo:rsid="00163a48" officeooo:paragraph-rsid="00163a48" style:font-name-asian="Monospace" style:font-size-asian="10pt" style:font-weight-asian="bold" style:font-name-complex="Monospace" style:font-size-complex="10pt" style:font-weight-complex="bold"/>
    </style:style>
    <style:style style:name="P38" style:family="paragraph" style:parent-style-name="Standard">
      <style:paragraph-properties fo:margin-left="0in" fo:margin-right="0in" fo:text-align="justify" style:justify-single-word="false" fo:text-indent="0in" style:auto-text-indent="false"/>
      <style:text-properties style:font-name="Arial" fo:font-size="10pt" officeooo:paragraph-rsid="00176460" style:font-size-asian="10pt" style:font-size-complex="10pt"/>
    </style:style>
    <style:style style:name="P39" style:family="paragraph" style:parent-style-name="Standard">
      <style:paragraph-properties fo:margin-left="0in" fo:margin-right="0in" fo:text-align="center" style:justify-single-word="false" fo:text-indent="0in" style:auto-text-indent="false" style:text-autospace="none"/>
      <style:text-properties style:font-name="Arial" fo:font-size="10pt" fo:font-weight="bold" officeooo:paragraph-rsid="0010044c" style:font-name-asian="Monospace" style:font-size-asian="10pt" style:font-weight-asian="bold" style:font-name-complex="Monospace" style:font-size-complex="10pt" style:font-weight-complex="bold"/>
    </style:style>
    <style:style style:name="P40" style:family="paragraph" style:parent-style-name="Standard">
      <style:paragraph-properties fo:margin-left="0in" fo:margin-right="0in" fo:text-align="justify" style:justify-single-word="false" fo:text-indent="0in" style:auto-text-indent="false"/>
      <style:text-properties style:font-name="Comic Sans MS" fo:font-size="8pt" officeooo:paragraph-rsid="001f028c" style:font-size-asian="8pt" style:font-size-complex="8pt"/>
    </style:style>
    <style:style style:name="P41" style:family="paragraph" style:parent-style-name="Standard">
      <style:paragraph-properties fo:margin-left="0in" fo:margin-right="0in" fo:text-align="justify" style:justify-single-word="false" fo:text-indent="0in" style:auto-text-indent="false"/>
      <style:text-properties style:font-name="Comic Sans MS" fo:font-size="8pt" officeooo:paragraph-rsid="001feee7" style:font-size-asian="8pt" style:font-size-complex="8pt"/>
    </style:style>
    <style:style style:name="P42" style:family="paragraph" style:parent-style-name="Standard">
      <style:paragraph-properties fo:margin-left="0in" fo:margin-right="0in" fo:text-align="justify" style:justify-single-word="false" fo:text-indent="0in" style:auto-text-indent="false"/>
      <style:text-properties style:font-name="Comic Sans MS" fo:font-size="8pt" officeooo:paragraph-rsid="002009da" style:font-size-asian="8pt" style:font-size-complex="8pt"/>
    </style:style>
    <style:style style:name="P43" style:family="paragraph" style:parent-style-name="Standard">
      <style:paragraph-properties fo:margin-left="0in" fo:margin-right="0in" fo:text-align="justify" style:justify-single-word="false" fo:text-indent="0in" style:auto-text-indent="false" style:text-autospace="none"/>
      <style:text-properties style:font-name="Comic Sans MS" fo:font-size="8pt" style:text-underline-style="none" officeooo:rsid="00163a48" officeooo:paragraph-rsid="001feee7" style:font-name-asian="Monospace" style:font-size-asian="8pt" style:font-name-complex="Monospace" style:font-size-complex="8pt"/>
    </style:style>
    <style:style style:name="P44" style:family="paragraph" style:parent-style-name="Standard">
      <style:paragraph-properties fo:margin-left="0in" fo:margin-right="0in" fo:text-align="justify" style:justify-single-word="false" fo:text-indent="0in" style:auto-text-indent="false"/>
      <style:text-properties style:font-name="Comic Sans MS" fo:font-size="8pt" fo:font-weight="bold" officeooo:paragraph-rsid="001feee7" style:font-size-asian="8pt" style:font-weight-asian="bold" style:font-size-complex="8pt" style:font-weight-complex="bold"/>
    </style:style>
    <style:style style:name="P45" style:family="paragraph" style:parent-style-name="Standard">
      <style:paragraph-properties fo:margin-left="0in" fo:margin-right="0in" fo:text-align="center" style:justify-single-word="false" fo:text-indent="0in" style:auto-text-indent="false" style:text-autospace="none"/>
      <style:text-properties style:font-name="Arial" fo:font-size="10pt" fo:font-weight="bold" officeooo:rsid="0010044c" officeooo:paragraph-rsid="001b5528" style:font-name-asian="Monospace" style:font-size-asian="10pt" style:font-weight-asian="bold" style:font-name-complex="Monospace" style:font-size-complex="10pt" style:font-weight-complex="bold"/>
    </style:style>
    <style:style style:name="P46" style:family="paragraph" style:parent-style-name="Standard">
      <style:paragraph-properties fo:margin-left="0in" fo:margin-right="0in" fo:text-align="justify" style:justify-single-word="false" fo:text-indent="0in" style:auto-text-indent="false" style:text-autospace="none"/>
      <style:text-properties style:font-name="Arial" fo:font-size="10pt" style:text-underline-style="none" fo:font-weight="bold" officeooo:rsid="00163a48" officeooo:paragraph-rsid="00163a48" style:font-name-asian="Monospace" style:font-size-asian="10pt" style:font-weight-asian="bold" style:font-name-complex="Monospace" style:font-size-complex="10pt" style:font-weight-complex="bold"/>
    </style:style>
    <style:style style:name="P47" style:family="paragraph" style:parent-style-name="Standard">
      <style:paragraph-properties fo:margin-left="0in" fo:margin-right="0in" fo:text-align="justify" style:justify-single-word="false" fo:text-indent="0in" style:auto-text-indent="false" style:text-autospace="none"/>
      <style:text-properties style:font-name="Arial" fo:font-size="10pt" style:text-underline-style="none" fo:font-weight="normal" officeooo:rsid="00163a48" officeooo:paragraph-rsid="00163a48" style:font-name-asian="Monospace" style:font-size-asian="10pt" style:font-weight-asian="normal" style:font-name-complex="Monospace" style:font-size-complex="10pt" style:font-weight-complex="normal"/>
    </style:style>
    <style:style style:name="P48" style:family="paragraph" style:parent-style-name="Standard">
      <style:paragraph-properties fo:margin-left="0in" fo:margin-right="0in" fo:text-align="justify" style:justify-single-word="false" fo:text-indent="0in" style:auto-text-indent="false"/>
      <style:text-properties fo:color="#646464" style:font-name="Comic Sans MS" fo:font-size="8pt" officeooo:paragraph-rsid="001f028c" style:font-size-asian="8pt" style:font-size-complex="8pt"/>
    </style:style>
    <style:style style:name="P49" style:family="paragraph" style:parent-style-name="Standard">
      <style:paragraph-properties fo:margin-left="0in" fo:margin-right="0in" fo:text-align="justify" style:justify-single-word="false" fo:text-indent="0in" style:auto-text-indent="false"/>
      <style:text-properties fo:color="#000000" style:font-name="Comic Sans MS" fo:font-size="8pt" officeooo:paragraph-rsid="002009da" style:font-name-asian="Monospace" style:font-size-asian="8pt" style:font-name-complex="Monospace" style:font-size-complex="8pt"/>
    </style:style>
    <style:style style:name="P50" style:family="paragraph" style:parent-style-name="Standard">
      <style:paragraph-properties fo:margin-left="0in" fo:margin-right="0in" fo:text-align="justify" style:justify-single-word="false" fo:text-indent="0in" style:auto-text-indent="false" style:text-autospace="none"/>
      <style:text-properties fo:color="#000000" style:font-name="Arial" fo:font-size="10pt" style:text-underline-style="none" fo:font-weight="normal" officeooo:rsid="00117d6c" officeooo:paragraph-rsid="0021f135" style:font-name-asian="Monospace" style:font-size-asian="10pt" style:font-weight-asian="normal" style:font-name-complex="Monospace" style:font-size-complex="10pt" style:font-weight-complex="normal"/>
    </style:style>
    <style:style style:name="T1" style:family="text">
      <style:text-properties officeooo:rsid="001ebfe0"/>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6bcbf6"/>
    </style:style>
    <style:style style:name="T4" style:family="text">
      <style:text-properties style:text-underline-style="solid" style:text-underline-width="auto" style:text-underline-color="font-color" officeooo:rsid="0010044c"/>
    </style:style>
    <style:style style:name="T5" style:family="text">
      <style:text-properties style:text-underline-style="solid" style:text-underline-width="auto" style:text-underline-color="font-color" officeooo:rsid="006218e9"/>
    </style:style>
    <style:style style:name="T6" style:family="text">
      <style:text-properties style:text-underline-style="solid" style:text-underline-width="auto" style:text-underline-color="font-color" officeooo:rsid="00117d6c"/>
    </style:style>
    <style:style style:name="T7" style:family="text">
      <style:text-properties officeooo:rsid="006bcbf6"/>
    </style:style>
    <style:style style:name="T8" style:family="text">
      <style:text-properties fo:font-weight="bold" style:font-weight-asian="bold" style:font-weight-complex="bold"/>
    </style:style>
    <style:style style:name="T9" style:family="text">
      <style:text-properties fo:font-weight="bold" officeooo:rsid="0021f135"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63a48" style:font-weight-asian="normal" style:font-weight-complex="normal"/>
    </style:style>
    <style:style style:name="T12" style:family="text">
      <style:text-properties officeooo:rsid="0010044c"/>
    </style:style>
    <style:style style:name="T13" style:family="text">
      <style:text-properties fo:color="#000000"/>
    </style:style>
    <style:style style:name="T14" style:family="text">
      <style:text-properties fo:color="#000000" officeooo:rsid="00163a48"/>
    </style:style>
    <style:style style:name="T15" style:family="text">
      <style:text-properties fo:color="#000000" fo:font-weight="bold" style:font-weight-asian="bold" style:font-weight-complex="bold"/>
    </style:style>
    <style:style style:name="T16" style:family="text">
      <style:text-properties fo:color="#000000" officeooo:rsid="00176460"/>
    </style:style>
    <style:style style:name="T17" style:family="text">
      <style:text-properties fo:color="#6a3e3e"/>
    </style:style>
    <style:style style:name="T18" style:family="text">
      <style:text-properties fo:color="#6a3e3e" style:text-underline-style="solid" style:text-underline-width="auto" style:text-underline-color="font-color"/>
    </style:style>
    <style:style style:name="T19" style:family="text">
      <style:text-properties fo:color="#6a3e3e" style:text-underline-style="solid" style:text-underline-width="auto" style:text-underline-color="font-color" officeooo:rsid="00163a48"/>
    </style:style>
    <style:style style:name="T20" style:family="text">
      <style:text-properties fo:color="#6a3e3e" fo:font-weight="bold" style:font-weight-asian="bold" style:font-weight-complex="bold"/>
    </style:style>
    <style:style style:name="T21" style:family="text">
      <style:text-properties fo:color="#7f0055" fo:font-weight="bold" style:font-weight-asian="bold"/>
    </style:style>
    <style:style style:name="T22" style:family="text">
      <style:text-properties officeooo:rsid="00117d6c"/>
    </style:style>
    <style:style style:name="T23" style:family="text">
      <style:text-properties fo:color="#2a00ff"/>
    </style:style>
    <style:style style:name="T24" style:family="text">
      <style:text-properties fo:color="#2a00ff" officeooo:rsid="00163a48"/>
    </style:style>
    <style:style style:name="T25" style:family="text">
      <style:text-properties fo:color="#2a00ff" officeooo:rsid="00176460"/>
    </style:style>
    <style:style style:name="T26" style:family="text">
      <style:text-properties fo:color="#0000c0"/>
    </style:style>
    <style:style style:name="T27" style:family="text">
      <style:text-properties officeooo:rsid="0013549a"/>
    </style:style>
    <style:style style:name="T28" style:family="text">
      <style:text-properties officeooo:rsid="0014497e"/>
    </style:style>
    <style:style style:name="T29" style:family="text">
      <style:text-properties officeooo:rsid="00163a48"/>
    </style:style>
    <style:style style:name="T30" style:family="text">
      <style:text-properties fo:font-style="italic" style:font-style-asian="italic" style:font-style-complex="italic"/>
    </style:style>
    <style:style style:name="T31" style:family="text">
      <style:text-properties style:font-name="Arial" fo:font-size="10pt" officeooo:rsid="006bcbf6" style:font-name-asian="Monospace" style:font-size-asian="10pt" style:font-name-complex="Monospace" style:font-size-complex="10pt"/>
    </style:style>
    <style:style style:name="T32" style:family="text">
      <style:text-properties style:font-name="Arial" fo:font-size="10pt" officeooo:rsid="0010044c" style:font-name-asian="Monospace" style:font-size-asian="10pt" style:font-name-complex="Monospace" style:font-size-complex="10pt"/>
    </style:style>
    <style:style style:name="T33" style:family="text">
      <style:text-properties style:font-name="Arial" fo:font-size="10pt" officeooo:rsid="0013549a" style:font-name-asian="Monospace" style:font-size-asian="10pt" style:font-name-complex="Monospace" style:font-size-complex="10pt"/>
    </style:style>
    <style:style style:name="T34" style:family="text">
      <style:text-properties style:font-name="Arial" fo:font-size="10pt" style:text-underline-style="solid" style:text-underline-width="auto" style:text-underline-color="font-color" officeooo:rsid="006bcbf6" style:font-name-asian="Monospace" style:font-size-asian="10pt" style:font-name-complex="Monospace" style:font-size-complex="10pt"/>
    </style:style>
    <style:style style:name="T35" style:family="text">
      <style:text-properties officeooo:rsid="0021f1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Compte rendu d’activités de Erik AOUIZERATE</text:p>
      <text:p text:style-name="P39">du <text:span text:style-name="T1">06</text:span> <text:span text:style-name="T12">octobre</text:span> au <text:span text:style-name="T12">31 octobre </text:span>2014</text:p>
      <text:p text:style-name="P24"/>
      <text:p text:style-name="P24"/>
      <text:p text:style-name="P24"/>
      <text:p text:style-name="P19">A. <text:span text:style-name="T12">Persitance des structures arborescentes</text:span></text:p>
      <text:p text:style-name="P19"/>
      <text:p text:style-name="P19"/>
      <text:p text:style-name="P15"><text:span text:style-name="T3">Objectif :</text:span><text:span text:style-name="T7"> Permettre de créer des structures de type arborescentes.</text:span></text:p>
      <text:p text:style-name="P15"/>
      <text:p text:style-name="P20"><text:span text:style-name="T4">Problématique</text:span><text:span text:style-name="T2">:</text:span></text:p>
      <text:p text:style-name="P25">Comment differencier la création d'une instance de type arborescente d'une instance classique ?</text:p>
      <text:p text:style-name="P1">Comment définir le <text:span text:style-name="T22">composite</text:span> d'un Vertex comme étant lui même, alors que celui ci n'est pas encore créée ?</text:p>
      <text:p text:style-name="P50">Dans l'impléméntation existante, le paramètre composite est un <text:span text:style-name="T35">tableau</text:span>. Comment passer un <text:span text:style-name="T35">tableau</text:span> de taille inconnue à la compilation ?</text:p>
      <text:p text:style-name="P26"/>
      <text:p text:style-name="P28"><text:span text:style-name="T2">Solution </text:span><text:span text:style-name="T6">technique</text:span><text:span text:style-name="T2"> :</text:span></text:p>
      <text:p text:style-name="P2"><text:span text:style-name="T12">Pour créer une structure de type arborescente, il faut définir le </text:span>composite<text:span text:style-name="T12"> de ce Vertex comme étant lui même. </text:span>Afin de différencier le cas arborescent des autres cas, on passe <text:span text:style-name="T8">null </text:span>comme paramètre composite sur le <text:span text:style-name="T8">add </text:span><text:span text:style-name="T35">ou le </text:span><text:span text:style-name="T9">set</text:span>. <text:span text:style-name="T12">De cette manière, on peut appliquer le traitement d'un noeud à ses sous noeuds grace à l'héritage et à la recursivité.</text:span></text:p>
      <text:p text:style-name="P27"/>
      <text:p text:style-name="P6">Lors de la création d'un Vertex et du lien entre ce Vertex et son component, si son component est égal à <text:span text:style-name="T8">null </text:span>alors on applique <text:span text:style-name="T8">this</text:span>.</text:p>
      <text:p text:style-name="P18"/>
      <text:p text:style-name="P6">On applique la méthode suivante sans paramètre.</text:p>
      <table:table table:name="Tableau1" table:style-name="Tableau1">
        <table:table-column table:style-name="Tableau1.A"/>
        <table:table-row>
          <table:table-cell table:style-name="Tableau1.A1" office:value-type="string">
            <text:p text:style-name="P13">@Override</text:p>
            <text:p text:style-name="P40"><text:span text:style-name="T21">public</text:span><text:span text:style-name="T13"> T[] coerceToTArray(Object... </text:span><text:span text:style-name="T17">array</text:span><text:span text:style-name="T13">) {</text:span></text:p>
            <text:p text:style-name="P40"><text:span text:style-name="T13"><text:tab/>T[] </text:span><text:span text:style-name="T17">result</text:span><text:span text:style-name="T13"> = newTArray(</text:span><text:span text:style-name="T17">array</text:span><text:span text:style-name="T13">.</text:span><text:span text:style-name="T26">length</text:span><text:span text:style-name="T13">);</text:span></text:p>
            <text:p text:style-name="P40"><text:span text:style-name="T13"><text:tab/></text:span><text:span text:style-name="T21">for</text:span><text:span text:style-name="T13"> (</text:span><text:span text:style-name="T21">int</text:span><text:span text:style-name="T13"> </text:span><text:span text:style-name="T17">i</text:span><text:span text:style-name="T13"> = 0; </text:span><text:span text:style-name="T17">i</text:span><text:span text:style-name="T13"> &lt; </text:span><text:span text:style-name="T17">array</text:span><text:span text:style-name="T13">.</text:span><text:span text:style-name="T26">length</text:span><text:span text:style-name="T13">; </text:span><text:span text:style-name="T17">i</text:span><text:span text:style-name="T13">++)</text:span></text:p>
            <text:p text:style-name="P40"><text:span text:style-name="T13"><text:tab/><text:tab/></text:span><text:span text:style-name="T17">result</text:span><text:span text:style-name="T13">[</text:span><text:span text:style-name="T17">i</text:span><text:span text:style-name="T13">] = (T) </text:span><text:span text:style-name="T17">array</text:span><text:span text:style-name="T13">[</text:span><text:span text:style-name="T17">i</text:span><text:span text:style-name="T13">];</text:span></text:p>
            <text:p text:style-name="P40"><text:span text:style-name="T13"><text:tab/></text:span><text:span text:style-name="T21">return</text:span><text:span text:style-name="T13"> </text:span><text:span text:style-name="T17">result</text:span><text:span text:style-name="T13">;</text:span></text:p>
            <text:p text:style-name="P8">}</text:p>
          </table:table-cell>
        </table:table-row>
      </table:table>
      <text:p text:style-name="P6"/>
      <text:p text:style-name="P7"/>
      <text:p text:style-name="P24"/>
      <text:p text:style-name="P19"><text:span text:style-name="T27">B</text:span>. <text:span text:style-name="T27">API des structures arborescentes</text:span></text:p>
      <text:p text:style-name="P19"/>
      <text:p text:style-name="P19"/>
      <text:p text:style-name="P15"><text:span text:style-name="T3">Objectif :</text:span><text:span text:style-name="T7"> <text:s/>Permettre de travailler avec des structures de type arborescentes de manière transparente pour l'utilisateur</text:span></text:p>
      <text:p text:style-name="P29"/>
      <text:p text:style-name="P21"><text:span text:style-name="T4">Problématique</text:span><text:span text:style-name="T2">:</text:span></text:p>
      <text:p text:style-name="P30">Ajouter des méthodes à l'API pour rendre intuitive l'utilisation des structure arborescentes.</text:p>
      <text:p text:style-name="P31">La syntaxe permettant de créer une structure de type arborescente est la suivante :</text:p>
      <text:p text:style-name="P31"><text:span text:style-name="T13">addInstance(</text:span><text:span text:style-name="T17">value</text:span><text:span text:style-name="T13">, coerceToTArray(</text:span><text:span text:style-name="T21">new</text:span><text:span text:style-name="T13"> Object[</text:span><text:span text:style-name="T17">parentsCount</text:span><text:span text:style-name="T13">]));</text:span></text:p>
      <text:p text:style-name="P5">Comment la rendre plus intuitive ?</text:p>
      <text:p text:style-name="P31"/>
      <text:p text:style-name="P22"><text:span text:style-name="T2">Solution</text:span><text:span text:style-name="T5">s</text:span><text:span text:style-name="T2"> technique</text:span><text:span text:style-name="T5">s</text:span><text:span text:style-name="T2"> :</text:span></text:p>
      <text:p text:style-name="P3">On encapsule cette méthode dans les suivantes:</text:p>
      <table:table table:name="Tableau2" table:style-name="Tableau2">
        <table:table-column table:style-name="Tableau2.A"/>
        <table:table-row>
          <table:table-cell table:style-name="Tableau2.A1" office:value-type="string">
            <text:p text:style-name="P12">@Override</text:p>
            <text:p text:style-name="P40"><text:span text:style-name="T21">default</text:span><text:span text:style-name="T13"> T addTree(Serializable </text:span><text:span text:style-name="T17">value</text:span><text:span text:style-name="T13">) {</text:span></text:p>
            <text:p text:style-name="P40"><text:span text:style-name="T13"><text:tab/></text:span><text:span text:style-name="T21">return</text:span><text:span text:style-name="T13"> addTree(</text:span><text:span text:style-name="T17">value</text:span><text:span text:style-name="T13">, 1);</text:span></text:p>
            <text:p text:style-name="P9">}</text:p>
            <text:p text:style-name="P40"/>
            <text:p text:style-name="P13">@Override</text:p>
            <text:p text:style-name="P40"><text:span text:style-name="T21">default</text:span><text:span text:style-name="T13"> T addTree(Serializable </text:span><text:span text:style-name="T17">value</text:span><text:span text:style-name="T13">, </text:span><text:span text:style-name="T21">int</text:span><text:span text:style-name="T13"> </text:span><text:span text:style-name="T17">parentsCount</text:span><text:span text:style-name="T13">) {</text:span></text:p>
            <text:p text:style-name="P40"><text:span text:style-name="T13"><text:tab/></text:span><text:span text:style-name="T21">return</text:span><text:span text:style-name="T13"> addInstance(</text:span><text:span text:style-name="T17">value</text:span><text:span text:style-name="T13">, coerceToTArray(</text:span><text:span text:style-name="T21">new</text:span><text:span text:style-name="T13"> Object[</text:span><text:span text:style-name="T17">parentsCount</text:span><text:span text:style-name="T13">]));</text:span></text:p>
            <text:p text:style-name="P9"><text:soft-page-break/>}</text:p>
            <text:p text:style-name="P11"/>
            <text:p text:style-name="P12">@Override</text:p>
            <text:p text:style-name="P40"><text:span text:style-name="T21">default</text:span><text:span text:style-name="T13"> T addRoot(Serializable </text:span><text:span text:style-name="T17">value</text:span><text:span text:style-name="T13">) {</text:span></text:p>
            <text:p text:style-name="P40"><text:span text:style-name="T13"><text:tab/></text:span><text:span text:style-name="T21">return</text:span><text:span text:style-name="T13"> addInstance(</text:span><text:span text:style-name="T17">value</text:span><text:span text:style-name="T13">, coerceToTArray(</text:span><text:span text:style-name="T21">new </text:span><text:span text:style-name="T13">Object[getMeta().getComposites().size()]));</text:span></text:p>
            <text:p text:style-name="P9">}</text:p>
            <text:p text:style-name="P11"/>
            <text:p text:style-name="P12">@Override</text:p>
            <text:p text:style-name="P40"><text:span text:style-name="T21">default</text:span><text:span text:style-name="T13"> T addSubNode(Serializable </text:span><text:span text:style-name="T17">value</text:span><text:span text:style-name="T13">) {</text:span></text:p>
            <text:p text:style-name="P40"><text:span text:style-name="T13"><text:tab/></text:span><text:span text:style-name="T21">return</text:span><text:span text:style-name="T13"> addHolder(getMeta(), </text:span><text:span text:style-name="T17">value</text:span><text:span text:style-name="T13">, coerceToTArray());</text:span></text:p>
            <text:p text:style-name="P8">}</text:p>
          </table:table-cell>
        </table:table-row>
      </table:table>
      <text:p text:style-name="P3"/>
      <text:p text:style-name="P3"/>
      <text:p text:style-name="P3"/>
      <text:p text:style-name="P23"><text:span text:style-name="T28">C</text:span>. <text:span text:style-name="T28">Fonctionnalité remove()</text:span></text:p>
      <text:p text:style-name="P23"/>
      <text:p text:style-name="P23"/>
      <text:p text:style-name="P16"><text:span text:style-name="T3">Objectif :</text:span><text:span text:style-name="T7"> Pouvoir supprimer une entité (Generic ou Vertex) et assurer le bon fonctionnement de Generic System.</text:span></text:p>
      <text:p text:style-name="P16"/>
      <text:p text:style-name="P23"><text:span text:style-name="T4">Problématique</text:span><text:span text:style-name="T2">:</text:span></text:p>
      <text:p text:style-name="P32"><text:span text:style-name="T10">Essayer de mettre le système en défaut </text:span><text:span text:style-name="T11">lors de l'utilisation de la fonctionnalité remove.</text:span></text:p>
      <text:p text:style-name="P23"/>
      <text:p text:style-name="P21"><text:span text:style-name="T2">Solution</text:span><text:span text:style-name="T5">s</text:span><text:span text:style-name="T2"> technique</text:span><text:span text:style-name="T5">s</text:span><text:span text:style-name="T2"> :</text:span></text:p>
      <text:p text:style-name="P33">Etablir une liste exaustive de tests afin de valider la <text:span text:style-name="T10">cohérence et le bon fonctionnement de la </text:span><text:span text:style-name="T11">fonctionnalité</text:span><text:span text:style-name="T10"> dans les différentes couches (kernel, cache, concurency).</text:span></text:p>
      <text:p text:style-name="P34">sur kernel:</text:p>
      <text:p text:style-name="P34">- Suppresions effectives sur les instances, les attributs et les holders.</text:p>
      <text:p text:style-name="P34">- Suppresions impossibles lors de dépendances et de double suppressions.</text:p>
      <text:p text:style-name="P34">sur cache:</text:p>
      <text:p text:style-name="P34">- Utilisation jusqu'à 3 caches pour simuler une activité parallèle.</text:p>
      <text:p text:style-name="P34">- Redondance de l'information sur plusieurs caches.</text:p>
      <text:p text:style-name="P34">- Validation des méthodes flush et clear sur Cache.</text:p>
      <text:p text:style-name="P34">sur concurency:</text:p>
      <text:p text:style-name="P34">- Verification des timestamps lors de chaque flush entre plusieurs Caches.</text:p>
      <text:p text:style-name="P31"/>
      <text:p text:style-name="P31"/>
      <text:p text:style-name="P31"/>
      <text:p text:style-name="P22"><text:span text:style-name="T29">D</text:span>. <text:span text:style-name="T27">Itération et modification simultanée</text:span></text:p>
      <text:p text:style-name="P22"/>
      <text:p text:style-name="P14"/>
      <text:p text:style-name="P14"><text:span text:style-name="T34">Objectif :</text:span><text:span text:style-name="T31"> </text:span><text:span text:style-name="T32">Permettre de </text:span><text:span text:style-name="T33">modifier les instances d'un type lorsqu'elles sont parcourues par un iterator et que ces modifications soit prises en compte en temps réel.</text:span></text:p>
      <text:p text:style-name="P17"/>
      <text:p text:style-name="P22"><text:span text:style-name="T4">Problématique</text:span><text:span text:style-name="T2">:</text:span></text:p>
      <text:p text:style-name="P36"><text:span text:style-name="T27">Construire sa propre collection qui permette de dépasser les limite</text:span>s<text:span text:style-name="T27"> des collections du JDK et overrider les méthodes d'itération sur celle-ci Puis é</text:span>tablir une liste exaustive de tests afin de valider la cohérence et le bon fonctionnement de la collection dans les différentes couches (kernel, cache, concurency).</text:p>
      <text:p text:style-name="P35">Le comportement de la collection n'est pas identique (à tort) dans les cas suivants:</text:p>
      <text:p text:style-name="P34"/>
      <text:p text:style-name="P37">cas 1 :</text:p>
      <table:table table:name="Tableau3" table:style-name="Tableau3">
        <table:table-column table:style-name="Tableau3.A"/>
        <table:table-row>
          <table:table-cell table:style-name="Tableau3.A1" office:value-type="string">
            <text:p text:style-name="P43"><text:span text:style-name="T13">Generic </text:span><text:span text:style-name="T17">car</text:span><text:span text:style-name="T13"> = </text:span><text:span text:style-name="T17">engine</text:span><text:span text:style-name="T13">.addInstance(</text:span><text:span text:style-name="T23">"Car"</text:span><text:span text:style-name="T13">);</text:span></text:p>
            <text:p text:style-name="P41"><text:span text:style-name="T13">Generic </text:span><text:span text:style-name="T18">myCar1</text:span><text:span text:style-name="T13"> = </text:span><text:span text:style-name="T17">car</text:span><text:span text:style-name="T13">.addInstance(</text:span><text:span text:style-name="T23">"myCar1"</text:span><text:span text:style-name="T13">);</text:span></text:p>
            <text:p text:style-name="P44"><text:span text:style-name="T17">cache</text:span><text:span text:style-name="T13">.flush();</text:span></text:p>
            <text:p text:style-name="P41"><text:span text:style-name="T13">Snapshot&lt;Generic&gt; </text:span><text:span text:style-name="T17">myCars</text:span><text:span text:style-name="T13"> = </text:span><text:span text:style-name="T17">car</text:span><text:span text:style-name="T13">.getInstances();</text:span></text:p>
            <text:p text:style-name="P41"><text:span text:style-name="T13">Iterator&lt;Generic&gt; </text:span><text:span text:style-name="T17">iterator</text:span><text:span text:style-name="T13"> = </text:span><text:span text:style-name="T17">myCars</text:span><text:span text:style-name="T13">.iterator();</text:span></text:p>
            <text:p text:style-name="P41"><text:span text:style-name="T13">Generic </text:span><text:span text:style-name="T18">myCar</text:span><text:span text:style-name="T19">2</text:span><text:span text:style-name="T13"> = </text:span><text:span text:style-name="T17">car</text:span><text:span text:style-name="T13">.addInstance(</text:span><text:span text:style-name="T23">"myCar</text:span><text:span text:style-name="T24">2</text:span><text:span text:style-name="T23">"</text:span><text:span text:style-name="T13">);</text:span></text:p>
            <text:p text:style-name="P41"><text:span text:style-name="T21">while</text:span><text:span text:style-name="T13"> (</text:span><text:span text:style-name="T17">iterator</text:span><text:span text:style-name="T13">.hasNext()) {</text:span></text:p>
            <text:p text:style-name="P42"><text:span text:style-name="T17"><text:tab/>iterator</text:span><text:span text:style-name="T13">.next();</text:span></text:p>
            <text:p text:style-name="P49"><text:soft-page-break/>}</text:p>
          </table:table-cell>
        </table:table-row>
      </table:table>
      <text:p text:style-name="P35"/>
      <text:p text:style-name="P37">Cas 2 :</text:p>
      <table:table table:name="Tableau4" table:style-name="Tableau4">
        <table:table-column table:style-name="Tableau4.A"/>
        <table:table-row>
          <table:table-cell table:style-name="Tableau4.A1" office:value-type="string">
            <text:p text:style-name="P43"><text:span text:style-name="T13">Generic </text:span><text:span text:style-name="T17">car</text:span><text:span text:style-name="T13"> = </text:span><text:span text:style-name="T17">engine</text:span><text:span text:style-name="T13">.addInstance(</text:span><text:span text:style-name="T23">"Car"</text:span><text:span text:style-name="T13">);</text:span></text:p>
            <text:p text:style-name="P41"><text:span text:style-name="T13">Generic </text:span><text:span text:style-name="T18">myCar1</text:span><text:span text:style-name="T13"> = </text:span><text:span text:style-name="T17">car</text:span><text:span text:style-name="T13">.addInstance(</text:span><text:span text:style-name="T23">"myCar1"</text:span><text:span text:style-name="T13">);</text:span></text:p>
            <text:p text:style-name="P41"><text:span text:style-name="T13">Snapshot&lt;Generic&gt; </text:span><text:span text:style-name="T17">myCars</text:span><text:span text:style-name="T13"> = </text:span><text:span text:style-name="T17">car</text:span><text:span text:style-name="T13">.getInstances();</text:span></text:p>
            <text:p text:style-name="P41"><text:span text:style-name="T13">Iterator&lt;Generic&gt; </text:span><text:span text:style-name="T17">iterator</text:span><text:span text:style-name="T13"> = </text:span><text:span text:style-name="T17">myCars</text:span><text:span text:style-name="T13">.iterator();</text:span></text:p>
            <text:p text:style-name="P41"><text:span text:style-name="T13">Generic </text:span><text:span text:style-name="T18">myCar</text:span><text:span text:style-name="T19">2</text:span><text:span text:style-name="T13"> = </text:span><text:span text:style-name="T17">car</text:span><text:span text:style-name="T13">.addInstance(</text:span><text:span text:style-name="T23">"myCar</text:span><text:span text:style-name="T24">2</text:span><text:span text:style-name="T23">"</text:span><text:span text:style-name="T13">);</text:span></text:p>
            <text:p text:style-name="P41"><text:span text:style-name="T21">while</text:span><text:span text:style-name="T13"> (</text:span><text:span text:style-name="T17">iterator</text:span><text:span text:style-name="T13">.hasNext()) {</text:span></text:p>
            <text:p text:style-name="P41"><text:span text:style-name="T17"><text:tab/>iterator</text:span><text:span text:style-name="T13">.next();</text:span></text:p>
            <text:p text:style-name="P10">}</text:p>
          </table:table-cell>
        </table:table-row>
      </table:table>
      <text:p text:style-name="P35"/>
      <text:p text:style-name="P38"><text:span text:style-name="T14">La présence de </text:span><text:span text:style-name="T20">cache</text:span><text:span text:style-name="T15">.flush();</text:span><text:span text:style-name="T13"> </text:span><text:span text:style-name="T14">empèche d'it</text:span><text:span text:style-name="T16">é</text:span><text:span text:style-name="T14">rer </text:span><text:span text:style-name="T16">sur <text:s/></text:span><text:span text:style-name="T25">myCar</text:span><text:span text:style-name="T24">2.</text:span></text:p>
      <text:p text:style-name="P23"/>
      <text:p text:style-name="P23"><text:span text:style-name="T2">Solution</text:span><text:span text:style-name="T5">s</text:span><text:span text:style-name="T2"> technique</text:span><text:span text:style-name="T5">s</text:span><text:span text:style-name="T2"> :</text:span></text:p>
      <text:p text:style-name="P4">Lors de la création de l'iterator si le différentiel du cache est vide (c.a.d on vient d'effectuer un flush) alors il faut quand même créer un index et non renvoyer un <text:span text:style-name="T30">emptyIterrator</text:span> afin permettre de prendre en compte des modifications ultérieurs. En contre partie, cette modification à un léger coût sur les performa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Monospace" svg:font-family="Monospace"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7T17:05:34.519089367</meta:creation-date>
    <dc:date>2014-10-28T17:03:34.634293821</dc:date>
    <meta:editing-duration>PT17H8M13S</meta:editing-duration>
    <meta:editing-cycles>11</meta:editing-cycles>
    <meta:generator>LibreOffice/4.2.6.3$Linux_X86_64 LibreOffice_project/420m0$Build-3</meta:generator>
    <meta:print-date>2014-10-28T14:13:35.547453139</meta:print-date>
    <meta:document-statistic meta:table-count="4" meta:image-count="0" meta:object-count="0" meta:page-count="3" meta:paragraph-count="86" meta:word-count="657" meta:character-count="4647" meta:non-whitespace-character-count="4063"/>
  </office:meta>
</office:document-meta>
</file>